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officeooo:rsid="001e6985" officeooo:paragraph-rsid="001e6985"/>
    </style:style>
    <style:style style:name="P2" style:family="paragraph" style:parent-style-name="Text_20_body">
      <style:paragraph-properties fo:text-align="center" style:justify-single-word="false"/>
      <style:text-properties fo:font-weight="bold" officeooo:rsid="001ebcdb" officeooo:paragraph-rsid="001ebcdb" style:font-weight-asian="bold" style:font-weight-complex="bold"/>
    </style:style>
    <style:style style:name="T1" style:family="text">
      <style:text-properties officeooo:rsid="001e69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1. BAHAYA BID’AH BAGI UMAT ISLAM</text:p>
      <text:p text:style-name="P2"/>
      <text:p text:style-name="P2"/>
      <text:p text:style-name="P2"/>
      <text:p text:style-name="P2"/>
      <text:p text:style-name="P2"/>
      <text:p text:style-name="P2"/>
      <text:p text:style-name="Text_20_body"><text:span text:style-name="T1">5</text:span>6. Dari Gudhai<text:span text:style-name="T1">f</text:span> bin Al-Harits r.a. berkata : Rasulullah <text:span text:style-name="T1">s</text:span>.<text:span text:style-name="T1">a</text:span>.<text:span text:style-name="T1">w</text:span>. pemah bersabda: Tidak mengada-adakan suatu kaum akan suatu bid'ah, melainkan diangkatlah semisalnya daripada sunnah, maka berpegang dengan sunnah itu lebih baik daripada mengadadahan bidah."</text:p>
      <text:p text:style-name="P1">(Riwayat Ahmad)</text:p>
      <text:p text:style-name="P1"/>
      <text:p text:style-name="P1"/>
      <text:p text:style-name="P1"/>
      <text:p text:style-name="P1"/>
      <text:p text:style-name="P1"/>
      <text:p text:style-name="Text_20_body"><text:bookmark text:name="docs-internal-guid-a9bdefb8-2a1f-ca91-1784-db4d5d35732e"/>57. Dan daripadanya (Gudhaif) jugu, i<text:span text:style-name="T1">a</text:span> berkata , Rasulullah s.a.w. pernah bers<text:span text:style-name="T1">ab</text:span>d<text:span text:style-name="T1">a:</text:span> "Tidak ada dari suatu um<text:span text:style-name="T1">m</text:span>at mengadakan suatu bid'ah sesudah Nabinya di bidang agamanya, melainkan ia melenyapkan semisalnya (sepertinya) daripada sunnah."</text:p>
      <text:p text:style-name="Text_20_body">(Riwayat Ath-Thabarani)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bookmark text:name="docs-internal-guid-a9bdefb8-2a1f-ee3f-cbd2-11c9ac1500ab"/>38 Dari Ibnu 'Abbas <text:span text:style-name="T1">r.</text:span>a. berkata : Rasulullah s.a.w. pernah bersabda: Tidak akan lenyap sesuatu daripada sunnah, sehingga tampaklah yang semisalnya daripada <text:span text:style-name="T1">bi</text:span>d’ah, sehingga lenyaplah sunnah dan tampaklah bid'ah, sehingga dianggap cukuplah it bagi orang yang tidak mengenal sunnah."</text:p>
      <text:p text:style-name="Text_20_body">(Riwayat Ibnul-Janual)</text:p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bookmark text:name="docs-internal-guid-f641739f-2a20-2133-00a6-67a7f5dc443e"/>59. Dari Ibnu 'Abbas ra. berkata Rasulullah s.a.w. pernah bersabda : "Sesungguh nya di masa kemu<text:span text:style-name="T1">di</text:span>an aku akan ada peperangan di antara orang-orang yang ber iman". Seorang sahabat <text:span text:style-name="T1">b</text:span>ertanya: "Mengapa kita (orang yang beriman) memerangi orang-orang yang be<text:span text:style-name="T1">r</text:span>iman, Jang mereka itu sama ber kata , Kami telah ber-I<text:span text:style-name="T1">m</text:span>an" Rasulullah bersabda “Ya, karena mengada-adakan di dalam agama, apabila <text:span text:style-name="T1">m</text:span>ereka mengerjakan agama- den<text:span text:style-name="T1">g</text:span>an pendapat fikiran, padahal di dalam agama itu tidak ada pendapat fikiran. Sesungguhnya agama itu dari Tuhan, perintah-Nya dan larangan Nya. "</text:p>
      <text:p text:style-name="Text_20_body"><text:span text:style-name="T1">(</text:span>Riwayat Ath-Thabara<text:span text:style-name="T1">n</text:span>i)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21:44:57.686557147</meta:creation-date>
    <dc:date>2018-03-16T00:48:53.861683957</dc:date>
    <meta:editing-duration>PT2H49M20S</meta:editing-duration>
    <meta:editing-cycles>3</meta:editing-cycles>
    <meta:generator>LibreOffice/6.0.0.3$Linux_X86_64 LibreOffice_project/64a0f66915f38c6217de274f0aa8e15618924765</meta:generator>
    <meta:document-statistic meta:table-count="0" meta:image-count="0" meta:object-count="0" meta:page-count="2" meta:paragraph-count="9" meta:word-count="201" meta:character-count="1448" meta:non-whitespace-character-count="1256"/>
  </office:meta>
</office:document-meta>
</file>